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run number: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m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70" calcext:value-type="float">
            <text:p>2170</text:p>
          </table:table-cell>
          <table:table-cell office:value-type="float" office:value="2455" calcext:value-type="float">
            <text:p>2455</text:p>
          </table:table-cell>
          <table:table-cell office:value-type="float" office:value="2580" calcext:value-type="float">
            <text:p>2580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63" calcext:value-type="float">
            <text:p>2163</text:p>
          </table:table-cell>
          <table:table-cell office:value-type="float" office:value="2450" calcext:value-type="float">
            <text:p>2450</text:p>
          </table:table-cell>
          <table:table-cell office:value-type="float" office:value="2571" calcext:value-type="float">
            <text:p>2571</text:p>
          </table:table-cell>
          <table:table-cell office:value-type="float" office:value="2878" calcext:value-type="float">
            <text:p>28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471" calcext:value-type="float">
            <text:p>2471</text:p>
          </table:table-cell>
          <table:table-cell office:value-type="float" office:value="2573" calcext:value-type="float">
            <text:p>2573</text:p>
          </table:table-cell>
          <table:table-cell office:value-type="float" office:value="2893" calcext:value-type="float">
            <text:p>2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1" calcext:value-type="float">
            <text:p>2161</text:p>
          </table:table-cell>
          <table:table-cell office:value-type="float" office:value="2449" calcext:value-type="float">
            <text:p>2449</text:p>
          </table:table-cell>
          <table:table-cell office:value-type="float" office:value="2576" calcext:value-type="float">
            <text:p>2576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8" calcext:value-type="float">
            <text:p>2158</text:p>
          </table:table-cell>
          <table:table-cell office:value-type="float" office:value="2450" calcext:value-type="float">
            <text:p>2450</text:p>
          </table:table-cell>
          <table:table-cell office:value-type="float" office:value="2579" calcext:value-type="float">
            <text:p>2579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string" calcext:value-type="string">
            <text:p>avg fitness</text:p>
          </table:table-cell>
          <table:table-cell table:formula="of:=AVERAGE([.B2:.B6])" office:value-type="float" office:value="2162.4" calcext:value-type="float">
            <text:p>2162.4</text:p>
          </table:table-cell>
          <table:table-cell table:formula="of:=AVERAGE([.C2:.C6])" office:value-type="float" office:value="2455" calcext:value-type="float">
            <text:p>2455</text:p>
          </table:table-cell>
          <table:table-cell table:formula="of:=AVERAGE([.D2:.D6])" office:value-type="float" office:value="2575.8" calcext:value-type="float">
            <text:p>2575.8</text:p>
          </table:table-cell>
          <table:table-cell table:formula="of:=AVERAGE([.E2:.E6])"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7])" office:value-type="float" office:value="4.12795348811006" calcext:value-type="float">
            <text:p>4.12795348811006</text:p>
          </table:table-cell>
          <table:table-cell table:formula="of:=STDEV([.C2:.C7])" office:value-type="float" office:value="8.27042925125413" calcext:value-type="float">
            <text:p>8.27042925125413</text:p>
          </table:table-cell>
          <table:table-cell table:formula="of:=STDEV([.D2:.D7])" office:value-type="float" office:value="3.42928563989645" calcext:value-type="float">
            <text:p>3.42928563989645</text:p>
          </table:table-cell>
          <table:table-cell table:formula="of:=STDEV([.E2:.E7])" office:value-type="float" office:value="12.0830459735946" calcext:value-type="float">
            <text:p>12.0830459735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6:33:04.611338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3:30:57.143099114</meta:creation-date>
    <dc:date>2020-04-25T16:34:20.933584543</dc:date>
    <meta:editing-duration>PT16M16S</meta:editing-duration>
    <meta:editing-cycles>3</meta:editing-cycles>
    <meta:generator>LibreOffice/6.0.6.2$Linux_X86_64 LibreOffice_project/00m0$Build-2</meta:generator>
    <meta:document-statistic meta:table-count="1" meta:cell-count="40" meta:object-count="0"/>
  </office:meta>
</office:document-meta>
</file>